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暑期集训小结</text:p>
      <text:p text:style-name="P2"><text:tab/>这一晃，半个暑假就又过去了，区域赛是越来越近了，而我们似乎却离得越来越远了。队伍一直行走在偏离的轨道上，看不到任何的希望，就像黄昏的太阳，马上就要进入坠入黑夜的边缘。</text:p>
      <text:p text:style-name="P2"><text:tab/>大四正在向我们招手，工作，研究生，诱惑，机遇，挑战马上就要对acm发起最残酷无情的剥削，再过几个月，我们终将离开，是爱是恨，是悔恨的泪水还是自我的升华，无论是什么，都只会为我们大学4年的时间留下最深刻的烙印。洗礼了三年的我们，依旧还是如此，同大一时一样 的幼稚，甚至失去了大一时的勇气和激情，做了无数的题，打了无数场比赛，得到了无尽的wrong answer 和 accept,仅仅是如此，心没有变，那一切的努力似乎得到的只是一个过场，一些身边同学的赞许的眼光，一些所谓的能力，可怜的自尊心还有落下的各种疾病。</text:p>
      <text:p text:style-name="P2"><text:tab/>记得大二下班学期的最后，lp告诉我们他后悔没有邀请张辰进队，我们马上重新组了队，当时gqk问了一句我们的目标是下个学期进final咯，毫不犹豫的回答“是”，让我们组队在了一起，而yyb，lwb成了牺牲品，那个暑假我们队伍在校内自然是无法超越，没有了竞争，也没有了动力，这样的颓废真是可怕，wxf，yyb的退步是最显而易见，而我们的退步也是在慢慢的孕育着，区域赛便爆发了出来。当时的那句”是”只是一句口号，是我们内心浮夸的最好体现。在此要对其他的同学表示歉意，一个错误的决定让你们在acm的道路上走了本不该走的路。</text:p>
      <text:p text:style-name="P2"><text:tab/>去年的区域赛对每个队伍来说都是一个灾难，今年的省赛亦是如此，为什么我们总是在关键时刻，在最重要的时刻丢失了原来的自己，变成一个最弱的人，因为我们没有acm有一个足够的认识，我们缺少自信，</text:p>
      <text:p text:style-name="P2">缺少冷静，缺少沟通，缺少帮助，缺少信任，而这些在练习中都只隐隐约约出现过，毫不起眼。而正式比赛在困难面前都无限的放大。</text:p>
      <text:p text:style-name="P2"><text:tab/>我们的内心还不够强大，acm在我们心中的位置不够重要，平时的练习，做题太过随意，这些都需要我们逼迫自己才能改变，而我们却如此之懒惰，每一次的总结都不想写，更别说锻炼自己克服暴露的问题。</text:p>
      <text:p text:style-name="P2"><text:tab/>为了让黎明的曙光更早得照耀，我希望我们不要在重蹈覆辙，一次次的失败带来的只有痛苦的回忆从未带来过实质性的改变与进步。</text:p>
      <text:p text:style-name="P2"><text:tab/>我先自我检讨。我总是希望别人能和我一样，对acm的热爱胜过一切，全身心的投入进去。因此在心里对你们的要求太过苛刻，有时实在忍不住了，便会抱怨你们几句，日积月累我的心态不再平衡，上一场多校便是我心态失衡，不闻不问造成的结果。我的心总是过于脆弱，各种外界变化都会对我造成很大的影响，我虽然有意识的锻炼自己，在比赛最后从不放弃，让自己习惯这种紧张，但也许这确实要经过很长时间的训练才能够克服，我一定不会放弃。以后的比赛我一会以一个队长的身份审视自己，不被各种情感冲昏自己，也会一直指明你们的任务，不再抱怨而要信任你们。</text:p>
      <text:p text:style-name="P2"><text:tab/>ctx你是我们中敲代码最快，最稳定的人，你知道么，这样的能力在我们之中多么重要。我们组队也有两年多了，你以前永远是场上最稳定的输出，不论是何种情况。而现在的你却只会敲代码，思考能力严重的下降，出了问题，碰到没见过的题，不经过讨论，你就会陷入自己的泥潭而无法自拔，这都是由于平时积累不够造成的。记得在暑假之前做课程设计的时候，看到你坐在对面切题，画面切到游戏的时间总是那么的长，你的三心二意是你思维下降的主要原因。而现在，每当看到你拿起pad的时候，我都有一种失望，和大一的你比起来，现在的你真的差太多，那种认真，那种专注，你不觉的你真的需要找回来么，也许你保研让你丧失斗志，但你想想读了研究生以后的生活和现在的相比能够让你更加铭记么，你需要拿出你的斗志来打这最后的战役，希望你能好好想想，不要迷失了自己。</text:p>
      <text:p text:style-name="P2"><text:tab/>gqk你生活的思考比较少，这样的你足够在一段时间内全身心的投入做题，在正式比赛也能够全身心的投入发挥自己，而acm是一个长时间累积的过程，你的方式让你失去了更广阔的眼界和思维，也让你在面<text:soft-page-break/>对繁琐的题目时，经常选择放弃而不是逼迫自己挑战它。未来的人生不知道你是否已经规划，你最需要的是对自己更多的思考，然后当你明白你的使命，你的未来，你会更加热爱acm，逼迫自己让自己的勇气和毅力更加强大。</text:p>
      <text:p text:style-name="P2"><text:tab/>yyb你是很有想法的人，但过多的想法和辉煌的过去让你迷失了自己，犹豫，彷徨，不自信接踵而至，然后你便经不起各种诱惑，你一定拿出你的魄力，想清楚自己要的是什么，不要怕再次的失败，不要过多的和别人进行比较，勇敢的决定自己未来的路，你没有什么好输的，失败只应让你更加坚定自己。</text:p>
      <text:p text:style-name="P2"><text:tab/>我只了解现在，曾经的队友们，其他人lu神,syt,tzg，kun哥，xie神，希望acm给你们带来的不仅仅是能力。希望你们收获了友谊，一颗强大的心，一段美好的回忆。</text:p>
      <text:p text:style-name="P2"><text:tab/>暑假还没有结束，区域赛还能再战，希望大家对acm都能重识最初的热爱，当然我们这些还没退役的应该把自己的心态摆正，好好想想，figh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yc </meta:initial-creator>
    <meta:creation-date>2013-08-03T20:41:13</meta:creation-date>
    <dc:date>2013-08-03T22:43:47</dc:date>
    <dc:creator>zyc </dc:creator>
    <meta:editing-duration>PT1H15M13S</meta:editing-duration>
    <meta:editing-cycles>3</meta:editing-cycles>
    <meta:generator>LibreOffice/3.5$Linux_X86_64 LibreOffice_project/350m1$Build-2</meta:generator>
    <meta:document-statistic meta:table-count="0" meta:image-count="0" meta:object-count="0" meta:page-count="2" meta:paragraph-count="14" meta:word-count="242" meta:character-count="2002" meta:non-whitespace-character-count="2212"/>
  </office:meta>
</office:document-meta>
</file>